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1.B1" style:family="table-cell">
      <style:table-cell-properties fo:border="0.05pt solid #000000" fo:padding="0.097cm"/>
    </style:style>
    <style:style style:name="Tableau1.A2" style:family="table-cell">
      <style:table-cell-properties fo:border-top="none" fo:border-left="0.05pt solid #000000" fo:border-right="none" fo:padding="0.097cm" fo:border-bottom="0.05pt solid #000000"/>
    </style:style>
    <style:style style:name="Tableau1.B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Standard" style:family="paragraph">
      <style:text-properties officeooo:paragraph-rsid="000bb177" officeooo:rsid="000bb177"/>
    </style:style>
    <style:style style:name="P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Times New Roman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/>
    </style:style>
    <style:style style:name="T2" style:family="text">
      <style:text-properties fo:font-weight="normal" fo:font-style="normal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Times New Roman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 fo:color="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is an IF error.</text:p>
      <text:p text:style-name="Standard"/>
      <table:table>
        <table:table-row>
          <table:table-cell>
            <text:p><office:annotation><dc:creator>POD</dc:creator><dc:date>2016-12-06T18:44:10</dc:date><text:p>Error while evaluating expression "zzz". NameError: name 'zzz' is not defined</text:p><text:p>   File "/opt/Plone-2.5.5/Python-2.4.4/lib/python2.4/site-packages/appy/pod/actions.py", line 99, in _evalExpr</text:p><text:p>    res = eval(expr, context)</text:p><text:p>   File "&lt;string&gt;", line 0, in ?</text:p><text:p> exceptions.NameError: name 'zzz' is not defined</text:p></office:annotation></text:p>
          </table:table-cell>
        </table:table-row>
      </table:table>
      <text:p text:style-name="Standard"/>
      <text:p>BB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Times New Roman" style:language-asian="none" style:language-complex="none" style:font-size-asian="12pt" style:font-name-asian="Lucida Sans Unicode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name-complex="Tahoma" style:font-size-asian="14pt" fo:font-family="Arial" style:font-name="Arial" style:font-size-complex="14pt" style:font-family-asian="'Lucida Sans Unicode'" style:font-name-asian="Lucida Sans Unicode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Gaetan Delannay</meta:initial-creator>
    <meta:creation-date>2006-10-19T09:20:48</meta:creation-date>
    <dc:date>2016-12-06T16:47:18.458750644</dc:date>
    <dc:language>fr-BE</dc:language>
    <meta:editing-cycles>20</meta:editing-cycles>
    <meta:editing-duration>PT34M54S</meta:editing-duration>
    <meta:document-statistic meta:table-count="1" meta:image-count="0" meta:object-count="0" meta:page-count="1" meta:paragraph-count="6" meta:word-count="14" meta:character-count="62" meta:non-whitespace-character-count="54"/>
    <meta:user-defined meta:name="Info 1"/>
    <meta:user-defined meta:name="Info 2"/>
    <meta:user-defined meta:name="Info 3"/>
    <meta:user-defined meta:name="Info 4"/>
  </office:meta>
</office:document-meta>
</file>